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bba60" officeooo:paragraph-rsid="001bba6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bba60" officeooo:paragraph-rsid="001bba6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bba60" officeooo:paragraph-rsid="001bba6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2244fb" officeooo:paragraph-rsid="002244f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bba60" officeooo:paragraph-rsid="001bba60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bba60" officeooo:paragraph-rsid="001bba60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1bba60" officeooo:paragraph-rsid="001da2f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411ec" officeooo:paragraph-rsid="002411ec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56628" officeooo:paragraph-rsid="00256628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56628" officeooo:paragraph-rsid="00256628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1da2f5" officeooo:paragraph-rsid="00290233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da2f5" officeooo:paragraph-rsid="001da2f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244fb" officeooo:paragraph-rsid="002244fb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2244fb" officeooo:paragraph-rsid="002244fb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7530b" officeooo:paragraph-rsid="0027530b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bea8e" officeooo:paragraph-rsid="00256628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bea8e" officeooo:paragraph-rsid="002bea8e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d7b06" officeooo:paragraph-rsid="002d7b06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officeooo:paragraph-rsid="001da2f5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officeooo:paragraph-rsid="002244fb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officeooo:rsid="00256628" officeooo:paragraph-rsid="00256628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officeooo:rsid="0020de91" officeooo:paragraph-rsid="0020de91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c28f" officeooo:paragraph-rsid="002ac28f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2ac28f" officeooo:paragraph-rsid="002e2389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ba60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0de91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244f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411ec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56628" style:font-size-asian="10.5pt" style:font-weight-asian="normal" style:font-size-complex="12pt" style:font-weight-complex="normal"/>
    </style:style>
    <style:style style:name="T7" style:family="text">
      <style:text-properties officeooo:rsid="00256628"/>
    </style:style>
    <style:style style:name="T8" style:family="text">
      <style:text-properties officeooo:rsid="00290233"/>
    </style:style>
    <style:style style:name="T9" style:family="text">
      <style:text-properties officeooo:rsid="002d7b06"/>
    </style:style>
    <style:style style:name="T10" style:family="text">
      <style:text-properties style:font-name="Arial"/>
    </style:style>
    <style:style style:name="T11" style:family="text">
      <style:text-properties style:font-name="Arial" officeooo:rsid="002d7b0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Tecnológica Federal do Paraná – Campus Campo Mourão</text:p>
      <text:p text:style-name="P2"/>
      <text:p text:style-name="P2">Nome: <text:span text:style-name="T7">Leonardo Martins</text:span> <text:s text:c="6"/>RA: 171<text:span text:style-name="T7">2047</text:span></text:p>
      <text:p text:style-name="P5"/>
      <text:p text:style-name="P3">Desenvolvimento Web 2</text:p>
      <text:p text:style-name="P3">Escopo de Sistema</text:p>
      <text:p text:style-name="P3"/>
      <text:p text:style-name="P4">Nome do sistema: <text:span text:style-name="T7">Feirão de Ofertas</text:span></text:p>
      <text:list xml:id="list1581889073" text:style-name="L1">
        <text:list-item>
          <text:p text:style-name="P6">Objetivo e funcionalidade principais.</text:p>
          <text:p text:style-name="P6">O sistema terá como <text:span text:style-name="T7">cadastrar ofertas e disponibilizá-las a pessoas cadastradas.</text:span></text:p>
        </text:list-item>
        <text:list-item>
          <text:p text:style-name="P8">O que irá controlar.</text:p>
          <text:p text:style-name="P9">O cadastro de ofertas e o cadastro de pessoas interessadas em receber as ofertas</text:p>
        </text:list-item>
        <text:list-item>
          <text:p text:style-name="P6">Cadastros do sistema:</text:p>
        </text:list-item>
      </text:list>
      <text:list xml:id="list2443230622" text:style-name="L2">
        <text:list-item>
          <text:p text:style-name="P19"><text:span text:style-name="T2">Produto. Com </text:span><text:span text:style-name="T5">os seguintes atributos</text:span><text:span text:style-name="T2">:</text:span></text:p>
        </text:list-item>
      </text:list>
      <text:list xml:id="list3328852159" text:style-name="L2">
        <text:list-item>
          <text:list>
            <text:list-item>
              <text:p text:style-name="P7">Nome</text:p>
            </text:list-item>
            <text:list-item>
              <text:p text:style-name="P11">Tipo do <text:span text:style-name="T7">produto (Dependência)</text:span></text:p>
            </text:list-item>
            <text:list-item>
              <text:p text:style-name="P10">Empresa responsável pelo produto <text:span text:style-name="T8">(Dependência)</text:span></text:p>
            </text:list-item>
            <text:list-item>
              <text:p text:style-name="P18">Imagem do produto</text:p>
            </text:list-item>
            <text:list-item>
              <text:p text:style-name="P18">Endereço da oferta</text:p>
            </text:list-item>
            <text:list-item>
              <text:p text:style-name="P10">Preço do Produto</text:p>
            </text:list-item>
            <text:list-item>
              <text:p text:style-name="P10">Descrição do Produto</text:p>
            </text:list-item>
          </text:list>
        </text:list-item>
        <text:list-item>
          <text:p text:style-name="P21"><text:span text:style-name="T4">E</text:span><text:span text:style-name="T1">mpresa. Com os seguintes atributos:</text:span></text:p>
          <text:list>
            <text:list-item>
              <text:p text:style-name="P10">Nome da Empresa</text:p>
            </text:list-item>
            <text:list-item>
              <text:p text:style-name="P10">Ramo da Empresa</text:p>
            </text:list-item>
            <text:list-item>
              <text:p text:style-name="P16">Logo da Empresa</text:p>
            </text:list-item>
            <text:list-item>
              <text:p text:style-name="P17">Endereço da Homepage</text:p>
            </text:list-item>
            <text:list-item>
              <text:p text:style-name="P10">Produtos com ofertas cadastrados</text:p>
            </text:list-item>
          </text:list>
        </text:list-item>
        <text:list-item>
          <text:p text:style-name="P22"><text:span text:style-name="T6">Cliente</text:span><text:span text:style-name="T4">. </text:span><text:span text:style-name="T5">Com os seguintes atributos:</text:span></text:p>
          <text:list>
            <text:list-item>
              <text:p text:style-name="P13">Nome d<text:span text:style-name="T7">o cliente</text:span></text:p>
            </text:list-item>
            <text:list-item>
              <text:p text:style-name="P15">Email do cliente</text:p>
            </text:list-item>
            <text:list-item>
              <text:p text:style-name="P20"><text:span text:style-name="T6">Interesses do cliente</text:span><text:span text:style-name="T3"><text:tab/></text:span></text:p>
            </text:list-item>
          </text:list>
        </text:list-item>
      </text:list>
      <text:list xml:id="list230050219763740" text:continue-list="list1581889073" text:style-name="L1">
        <text:list-item>
          <text:p text:style-name="P12">Limites do sistema</text:p>
          <text:p text:style-name="P9">O sistema não fica responsável pela parte da venda do produto em si, apenas na parte da apresentação da oferta ao cliente.</text:p>
        </text:list-item>
        <text:list-item>
          <text:p text:style-name="P14">Público alvo</text:p>
          <text:p text:style-name="P9">Pessoas que desejam receber ofertas de produtos de seus interesses.</text:p>
        </text:list-item>
        <text:list-item>
          <text:p text:style-name="P24"><text:span text:style-name="T10">Relatório: Relatório do produtos cadastrados em relação ao numero de de </text:span><text:span text:style-name="T11">empresas ou em relação ao numero de usuários.</text:span>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4:51:01.619860186</meta:creation-date>
    <dc:date>2018-04-26T23:00:42.016000000</dc:date>
    <meta:editing-duration>PT2H6M8S</meta:editing-duration>
    <meta:editing-cycles>6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33" meta:word-count="203" meta:character-count="1193" meta:non-whitespace-character-count="1039"/>
  </office:meta>
</office:document-meta>
</file>